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 draw:shadow-offset-x="0.305cm" draw:shadow-offset-y="0.305cm"/>
    </style:style>
    <style:style style:name="gr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b3b3b3" draw:textarea-horizontal-align="justify" draw:textarea-vertical-align="middle" draw:auto-grow-height="false" draw:shadow-offset-x="0.305cm" draw:shadow-offset-y="0.305cm"/>
    </style:style>
    <style:style style:name="gr7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draw:shadow-offset-x="0.305cm" draw:shadow-offset-y="0.305cm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margin-left="0cm" fo:margin-right="0cm" fo:text-align="center" fo:text-indent="0cm"/>
      <style:text-properties fo:font-family="'DejaVu Sans Condensed'" style:font-family-generic="swiss" style:font-pitch="variable" fo:font-size="14pt"/>
    </style:style>
    <style:style style:name="T1" style:family="text">
      <style:text-properties fo:font-size="14pt"/>
    </style:style>
    <style:style style:name="T2" style:family="text">
      <style:text-properties fo:font-family="'DejaVu Sans Condensed'" style:font-family-generic="swiss" style:font-pitch="variable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1.905cm" svg:x="2.27cm" svg:y="2.27cm">
          <text:p text:style-name="P1"><text:span text:style-name="T1">1</text:span></text:p>
          <text:p text:style-name="P1"><text:span text:style-name="T1">b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905cm" svg:x="4.175cm" svg:y="2.27cm">
          <text:p text:style-name="P1"><text:span text:style-name="T2">2</text:span></text:p>
          <text:p text:style-name="P1"><text:span text:style-name="T2">oran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05cm" svg:height="1.905cm" svg:x="6.08cm" svg:y="2.27cm">
          <text:p text:style-name="P1"><text:span text:style-name="T1">3</text:span></text:p>
          <text:p text:style-name="P1"><text:span text:style-name="T1">pin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1.905cm" svg:x="7.985cm" svg:y="2.27cm">
          <text:p text:style-name="P1"><text:span text:style-name="T1">4</text:span></text:p>
          <text:p text:style-name="P1"><text:span text:style-name="T1">yell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2.27cm" svg:y="4.171cm">
          <text:p text:style-name="P1"><text:span text:style-name="T1">8</text:span></text:p>
          <text:p text:style-name="P1"><text:span text:style-name="T1">blu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4.175cm" svg:y="4.171cm">
          <text:p text:style-name="P1"><text:span text:style-name="T2">7</text:span></text:p>
          <text:p text:style-name="P1"><text:span text:style-name="T2">blu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1.905cm" svg:x="6.08cm" svg:y="4.171cm">
          <text:p text:style-name="P1"><text:span text:style-name="T1">6</text:span></text:p>
          <text:p text:style-name="P1"><text:span text:style-name="T1">yello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05cm" svg:height="1.905cm" svg:x="7.985cm" svg:y="4.171cm">
          <text:p text:style-name="P1"><text:span text:style-name="T1">5</text:span></text:p>
          <text:p text:style-name="P1"><text:span text:style-name="T1">pink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05cm" svg:height="1.905cm" svg:x="2.27cm" svg:y="6.07cm">
          <text:p text:style-name="P1"><text:span text:style-name="T1">9</text:span></text:p>
          <text:p text:style-name="P1"><text:span text:style-name="T1">orang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1.905cm" svg:x="4.175cm" svg:y="6.07cm">
          <text:p text:style-name="P1"><text:span text:style-name="T2">10</text:span></text:p>
          <text:p text:style-name="P1"><text:span text:style-name="T2">blu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1.905cm" svg:x="6.08cm" svg:y="6.07cm">
          <text:p text:style-name="P1"><text:span text:style-name="T1">11</text:span></text:p>
          <text:p text:style-name="P1"><text:span text:style-name="T1">yello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905cm" svg:height="1.905cm" svg:x="7.985cm" svg:y="6.07cm">
          <text:p text:style-name="P1"><text:span text:style-name="T1">12</text:span></text:p>
          <text:p text:style-name="P1"><text:span text:style-name="T1">orang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05cm" svg:height="1.905cm" svg:x="2.27cm" svg:y="7.971cm">
          <text:p text:style-name="P1"><text:span text:style-name="T1">16</text:span></text:p>
          <text:p text:style-name="P1"><text:span text:style-name="T1">yellow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905cm" svg:height="1.905cm" svg:x="4.175cm" svg:y="7.971cm">
          <text:p text:style-name="P1"><text:span text:style-name="T2">15</text:span></text:p>
          <text:p text:style-name="P1"><text:span text:style-name="T2">pink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905cm" svg:height="1.905cm" svg:x="6.08cm" svg:y="7.971cm">
          <text:p text:style-name="P1"><text:span text:style-name="T1">14</text:span></text:p>
          <text:p text:style-name="P1"><text:span text:style-name="T1">oran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05cm" svg:height="1.905cm" svg:x="7.985cm" svg:y="7.971cm">
          <text:p text:style-name="P1"><text:span text:style-name="T1">13</text:span></text:p>
          <text:p text:style-name="P1"><text:span text:style-name="T1">pin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xx" style:country-asian="none" style:font-family-complex="'DejaVu Sans Condensed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.809cm" fo:margin-bottom="17.578cm" fo:margin-left="1.843cm" fo:margin-right="11.366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8-03-19T09:36:53</meta:creation-date>
    <dc:date>2008-03-21T09:24:04</dc:date>
    <dc:language>en-US</dc:language>
    <meta:editing-cycles>3</meta:editing-cycles>
    <meta:editing-duration>PT12M59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